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739cm"/>
    </style:style>
    <style:style style:name="co2" style:family="table-column">
      <style:table-column-properties fo:break-before="auto" style:column-width="1.342cm"/>
    </style:style>
    <style:style style:name="co3" style:family="table-column">
      <style:table-column-properties fo:break-before="auto" style:column-width="2.05cm"/>
    </style:style>
    <style:style style:name="co4" style:family="table-column">
      <style:table-column-properties fo:break-before="auto" style:column-width="2.133cm"/>
    </style:style>
    <style:style style:name="co5" style:family="table-column">
      <style:table-column-properties fo:break-before="auto" style:column-width="2.404cm"/>
    </style:style>
    <style:style style:name="co6" style:family="table-column">
      <style:table-column-properties fo:break-before="auto" style:column-width="1.261cm"/>
    </style:style>
    <style:style style:name="co7" style:family="table-column">
      <style:table-column-properties fo:break-before="auto" style:column-width="1.042cm"/>
    </style:style>
    <style:style style:name="co8" style:family="table-column">
      <style:table-column-properties fo:break-before="auto" style:column-width="2.378cm"/>
    </style:style>
    <style:style style:name="co9" style:family="table-column">
      <style:table-column-properties fo:break-before="auto" style:column-width="2.921cm"/>
    </style:style>
    <style:style style:name="co10" style:family="table-column">
      <style:table-column-properties fo:break-before="auto" style:column-width="1.859cm"/>
    </style:style>
    <style:style style:name="co11" style:family="table-column">
      <style:table-column-properties fo:break-before="auto" style:column-width="3.104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5.69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ff3333"/>
    </style:style>
    <style:style style:name="ce2" style:family="table-cell" style:parent-style-name="Default">
      <style:table-cell-properties fo:background-color="#ffffcc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ffffcc"/>
      <style:text-properties style:use-window-font-color="true"/>
    </style:style>
    <style:style style:name="ce5" style:family="table-cell" style:parent-style-name="Default">
      <style:table-cell-properties fo:background-color="#ffffcc"/>
      <style:text-properties fo:color="#ff3333"/>
    </style:style>
  </office:automatic-styles>
  <office:body>
    <office:spreadsheet>
      <table:table table:name="Abga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2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column table:style-name="co10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4"/>
        <table:table-column table:style-name="co12" table:number-columns-repeated="1010" table:default-cell-style-name="Default"/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<text:s/>Ticker</text:p>
          </table:table-cell>
          <table:table-cell office:value-type="string" calcext:value-type="string">
            <text:p><text:s/>Timeframe</text:p>
          </table:table-cell>
          <table:table-cell office:value-type="string" calcext:value-type="string">
            <text:p><text:s/>Profit/Loss</text:p>
          </table:table-cell>
          <table:table-cell office:value-type="string" calcext:value-type="string">
            <text:p><text:s/>Trades Num.</text:p>
          </table:table-cell>
          <table:table-cell office:value-type="string" calcext:value-type="string">
            <text:p><text:s/>Good</text:p>
          </table:table-cell>
          <table:table-cell office:value-type="string" calcext:value-type="string">
            <text:p><text:s/>Bad</text:p>
          </table:table-cell>
          <table:table-cell office:value-type="string" calcext:value-type="string">
            <text:p><text:s/>Profit Factor</text:p>
          </table:table-cell>
          <table:table-cell office:value-type="string" calcext:value-type="string">
            <text:p><text:s/>Profit Factor(%)</text:p>
          </table:table-cell>
          <table:table-cell office:value-type="string" calcext:value-type="string">
            <text:p><text:s/>Reward/Risk</text:p>
          </table:table-cell>
          <table:table-cell office:value-type="string" calcext:value-type="string">
            <text:p><text:s/>Sharpe</text:p>
          </table:table-cell>
          <table:table-cell office:value-type="string" calcext:value-type="string">
            <text:p><text:s/>Lost Profit</text:p>
          </table:table-cell>
          <table:table-cell office:value-type="string" calcext:value-type="string">
            <text:p>Tarp</text:p>
          </table:table-cell>
          <table:table-cell office:value-type="string" calcext:value-type="string">
            <text:p><text:s/>Profit/Loss</text:p>
          </table:table-cell>
          <table:table-cell office:value-type="string" calcext:value-type="string">
            <text:p><text:s/>Trades Num.</text:p>
          </table:table-cell>
          <table:table-cell office:value-type="string" calcext:value-type="string">
            <text:p><text:s/>Good</text:p>
          </table:table-cell>
          <table:table-cell office:value-type="string" calcext:value-type="string">
            <text:p><text:s/>Bad</text:p>
          </table:table-cell>
          <table:table-cell office:value-type="string" calcext:value-type="string">
            <text:p><text:s/>Profit Factor</text:p>
          </table:table-cell>
          <table:table-cell office:value-type="string" calcext:value-type="string">
            <text:p><text:s/>Profit Factor(%)</text:p>
          </table:table-cell>
          <table:table-cell office:value-type="string" calcext:value-type="string">
            <text:p><text:s/>Reward/Risk</text:p>
          </table:table-cell>
          <table:table-cell office:value-type="string" calcext:value-type="string">
            <text:p><text:s/>Sharpe</text:p>
          </table:table-cell>
          <table:table-cell office:value-type="string" calcext:value-type="string">
            <text:p><text:s/>Lost Profit</text:p>
          </table:table-cell>
          <table:table-cell office:value-type="string" calcext:value-type="string">
            <text:p>Tarp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data/abgar/btc/1a.csv</text:p>
          </table:table-cell>
          <table:table-cell office:value-type="string" calcext:value-type="string">
            <text:p><text:s/>btcusd</text:p>
          </table:table-cell>
          <table:table-cell office:value-type="float" office:value="60" calcext:value-type="float">
            <text:p>60</text:p>
          </table:table-cell>
          <table:table-cell office:value-type="float" office:value="10535.62" calcext:value-type="float">
            <text:p>10535.62</text:p>
          </table:table-cell>
          <table:table-cell office:value-type="float" office:value="135" calcext:value-type="float">
            <text:p>135</text:p>
          </table:table-cell>
          <table:table-cell office:value-type="float" office:value="61" calcext:value-type="float">
            <text:p>61</text:p>
          </table:table-cell>
          <table:table-cell office:value-type="float" office:value="74" calcext:value-type="float">
            <text:p>74</text:p>
          </table:table-cell>
          <table:table-cell office:value-type="float" office:value="1.65935" calcext:value-type="float">
            <text:p>1.65935</text:p>
          </table:table-cell>
          <table:table-cell office:value-type="float" office:value="1.645618" calcext:value-type="float">
            <text:p>1.645618</text:p>
          </table:table-cell>
          <table:table-cell office:value-type="float" office:value="0.643267" calcext:value-type="float">
            <text:p>0.643267</text:p>
          </table:table-cell>
          <table:table-cell office:value-type="float" office:value="2.07495" calcext:value-type="float">
            <text:p>2.07495</text:p>
          </table:table-cell>
          <table:table-cell office:value-type="float" office:value="41085.83" calcext:value-type="float">
            <text:p>41085.83</text:p>
          </table:table-cell>
          <table:table-cell office:value-type="float" office:value="0.16142" calcext:value-type="float">
            <text:p>0.16142</text:p>
          </table:table-cell>
          <table:table-cell office:value-type="float" office:value="3898.51" calcext:value-type="float">
            <text:p>3898.51</text:p>
          </table:table-cell>
          <table:table-cell office:value-type="float" office:value="175" calcext:value-type="float">
            <text:p>175</text:p>
          </table:table-cell>
          <table:table-cell office:value-type="float" office:value="63" calcext:value-type="float">
            <text:p>63</text:p>
          </table:table-cell>
          <table:table-cell office:value-type="float" office:value="112" calcext:value-type="float">
            <text:p>112</text:p>
          </table:table-cell>
          <table:table-cell office:value-type="float" office:value="1.476881" calcext:value-type="float">
            <text:p>1.476881</text:p>
          </table:table-cell>
          <table:table-cell office:value-type="float" office:value="1.446184" calcext:value-type="float">
            <text:p>1.446184</text:p>
          </table:table-cell>
          <table:table-cell office:value-type="float" office:value="0.61616" calcext:value-type="float">
            <text:p>0.61616</text:p>
          </table:table-cell>
          <table:table-cell office:value-type="float" office:value="2.491595" calcext:value-type="float">
            <text:p>2.491595</text:p>
          </table:table-cell>
          <table:table-cell office:value-type="float" office:value="17298.82" calcext:value-type="float">
            <text:p>17298.82</text:p>
          </table:table-cell>
          <table:table-cell office:value-type="float" office:value="0.125" calcext:value-type="float">
            <text:p>0.12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data/abgar/btc/2a.csv</text:p>
          </table:table-cell>
          <table:table-cell office:value-type="string" calcext:value-type="string">
            <text:p><text:s/>btcusd</text:p>
          </table:table-cell>
          <table:table-cell office:value-type="float" office:value="15" calcext:value-type="float">
            <text:p>15</text:p>
          </table:table-cell>
          <table:table-cell office:value-type="float" office:value="11925.49" calcext:value-type="float">
            <text:p>11925.49</text:p>
          </table:table-cell>
          <table:table-cell office:value-type="float" office:value="129" calcext:value-type="float">
            <text:p>129</text:p>
          </table:table-cell>
          <table:table-cell office:value-type="float" office:value="65" calcext:value-type="float">
            <text:p>65</text:p>
          </table:table-cell>
          <table:table-cell office:value-type="float" office:value="64" calcext:value-type="float">
            <text:p>64</text:p>
          </table:table-cell>
          <table:table-cell office:value-type="float" office:value="1.79012" calcext:value-type="float">
            <text:p>1.79012</text:p>
          </table:table-cell>
          <table:table-cell office:value-type="float" office:value="1.773861" calcext:value-type="float">
            <text:p>1.773861</text:p>
          </table:table-cell>
          <table:table-cell office:value-type="float" office:value="0.887293" calcext:value-type="float">
            <text:p>0.887293</text:p>
          </table:table-cell>
          <table:table-cell office:value-type="float" office:value="1.302934" calcext:value-type="float">
            <text:p>1.302934</text:p>
          </table:table-cell>
          <table:table-cell office:value-type="float" office:value="35382.14" calcext:value-type="float">
            <text:p>35382.14</text:p>
          </table:table-cell>
          <table:table-cell office:value-type="float" office:value="0.177928" calcext:value-type="float">
            <text:p>0.177928</text:p>
          </table:table-cell>
          <table:table-cell office:value-type="float" office:value="2381.91" calcext:value-type="float">
            <text:p>2381.91</text:p>
          </table:table-cell>
          <table:table-cell office:value-type="float" office:value="313" calcext:value-type="float">
            <text:p>313</text:p>
          </table:table-cell>
          <table:table-cell office:value-type="float" office:value="111" calcext:value-type="float">
            <text:p>111</text:p>
          </table:table-cell>
          <table:table-cell office:value-type="float" office:value="202" calcext:value-type="float">
            <text:p>202</text:p>
          </table:table-cell>
          <table:table-cell office:value-type="float" office:value="1.200884" calcext:value-type="float">
            <text:p>1.200884</text:p>
          </table:table-cell>
          <table:table-cell office:value-type="float" office:value="1.161266" calcext:value-type="float">
            <text:p>1.161266</text:p>
          </table:table-cell>
          <table:table-cell office:value-type="float" office:value="0.263074" calcext:value-type="float">
            <text:p>0.263074</text:p>
          </table:table-cell>
          <table:table-cell office:value-type="float" office:value="3.031683" calcext:value-type="float">
            <text:p>3.031683</text:p>
          </table:table-cell>
          <table:table-cell office:value-type="float" office:value="20490.22" calcext:value-type="float">
            <text:p>20490.22</text:p>
          </table:table-cell>
          <table:table-cell office:value-type="float" office:value="0.046842" calcext:value-type="float">
            <text:p>0.04684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data/abgar/btc/3a.csv</text:p>
          </table:table-cell>
          <table:table-cell office:value-type="string" calcext:value-type="string">
            <text:p><text:s/>btcusd</text:p>
          </table:table-cell>
          <table:table-cell office:value-type="float" office:value="15" calcext:value-type="float">
            <text:p>15</text:p>
          </table:table-cell>
          <table:table-cell office:value-type="float" office:value="6737.8" calcext:value-type="float">
            <text:p>6737.8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  <table:table-cell office:value-type="float" office:value="1.595349" calcext:value-type="float">
            <text:p>1.595349</text:p>
          </table:table-cell>
          <table:table-cell office:value-type="float" office:value="1.45009" calcext:value-type="float">
            <text:p>1.45009</text:p>
          </table:table-cell>
          <table:table-cell office:value-type="float" office:value="0.556093" calcext:value-type="float">
            <text:p>0.556093</text:p>
          </table:table-cell>
          <table:table-cell office:value-type="float" office:value="1.584859" calcext:value-type="float">
            <text:p>1.584859</text:p>
          </table:table-cell>
          <table:table-cell office:value-type="float" office:value="22044.23" calcext:value-type="float">
            <text:p>22044.23</text:p>
          </table:table-cell>
          <table:table-cell office:value-type="float" office:value="0.147518" calcext:value-type="float">
            <text:p>0.147518</text:p>
          </table:table-cell>
          <table:table-cell office:value-type="float" office:value="3995.48" calcext:value-type="float">
            <text:p>3995.48</text:p>
          </table:table-cell>
          <table:table-cell office:value-type="float" office:value="156" calcext:value-type="float">
            <text:p>156</text:p>
          </table:table-cell>
          <table:table-cell office:value-type="float" office:value="59" calcext:value-type="float">
            <text:p>59</text:p>
          </table:table-cell>
          <table:table-cell office:value-type="float" office:value="97" calcext:value-type="float">
            <text:p>97</text:p>
          </table:table-cell>
          <table:table-cell office:value-type="float" office:value="1.509913" calcext:value-type="float">
            <text:p>1.509913</text:p>
          </table:table-cell>
          <table:table-cell office:value-type="float" office:value="1.528668" calcext:value-type="float">
            <text:p>1.528668</text:p>
          </table:table-cell>
          <table:table-cell office:value-type="float" office:value="0.707804" calcext:value-type="float">
            <text:p>0.707804</text:p>
          </table:table-cell>
          <table:table-cell office:value-type="float" office:value="2.545371" calcext:value-type="float">
            <text:p>2.545371</text:p>
          </table:table-cell>
          <table:table-cell office:value-type="float" office:value="14449.14" calcext:value-type="float">
            <text:p>14449.14</text:p>
          </table:table-cell>
          <table:table-cell office:value-type="float" office:value="0.105748" calcext:value-type="float">
            <text:p>0.105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data/abgar/btc/4a.csv</text:p>
          </table:table-cell>
          <table:table-cell office:value-type="string" calcext:value-type="string">
            <text:p><text:s/>btcusd</text:p>
          </table:table-cell>
          <table:table-cell office:value-type="float" office:value="15" calcext:value-type="float">
            <text:p>15</text:p>
          </table:table-cell>
          <table:table-cell office:value-type="float" office:value="4238.72" calcext:value-type="float">
            <text:p>4238.72</text:p>
          </table:table-cell>
          <table:table-cell office:value-type="float" office:value="151" calcext:value-type="float">
            <text:p>151</text:p>
          </table:table-cell>
          <table:table-cell office:value-type="float" office:value="65" calcext:value-type="float">
            <text:p>65</text:p>
          </table:table-cell>
          <table:table-cell office:value-type="float" office:value="86" calcext:value-type="float">
            <text:p>86</text:p>
          </table:table-cell>
          <table:table-cell office:value-type="float" office:value="1.5288" calcext:value-type="float">
            <text:p>1.5288</text:p>
          </table:table-cell>
          <table:table-cell office:value-type="float" office:value="1.428969" calcext:value-type="float">
            <text:p>1.428969</text:p>
          </table:table-cell>
          <table:table-cell office:value-type="float" office:value="1.034528" calcext:value-type="float">
            <text:p>1.034528</text:p>
          </table:table-cell>
          <table:table-cell office:value-type="float" office:value="1.943379" calcext:value-type="float">
            <text:p>1.943379</text:p>
          </table:table-cell>
          <table:table-cell office:value-type="float" office:value="23905.01" calcext:value-type="float">
            <text:p>23905.01</text:p>
          </table:table-cell>
          <table:table-cell office:value-type="float" office:value="0.144621" calcext:value-type="float">
            <text:p>0.144621</text:p>
          </table:table-cell>
          <table:table-cell office:value-type="float" office:value="2722.77" calcext:value-type="float">
            <text:p>2722.77</text:p>
          </table:table-cell>
          <table:table-cell office:value-type="float" office:value="319" calcext:value-type="float">
            <text:p>319</text:p>
          </table:table-cell>
          <table:table-cell office:value-type="float" office:value="106" calcext:value-type="float">
            <text:p>106</text:p>
          </table:table-cell>
          <table:table-cell office:value-type="float" office:value="212" calcext:value-type="float">
            <text:p>212</text:p>
          </table:table-cell>
          <table:table-cell office:value-type="float" office:value="1.356115" calcext:value-type="float">
            <text:p>1.356115</text:p>
          </table:table-cell>
          <table:table-cell office:value-type="float" office:value="1.410482" calcext:value-type="float">
            <text:p>1.410482</text:p>
          </table:table-cell>
          <table:table-cell office:value-type="float" office:value="0.87848" calcext:value-type="float">
            <text:p>0.87848</text:p>
          </table:table-cell>
          <table:table-cell office:value-type="float" office:value="2.516443" calcext:value-type="float">
            <text:p>2.516443</text:p>
          </table:table-cell>
          <table:table-cell office:value-type="float" office:value="16203.35" calcext:value-type="float">
            <text:p>16203.35</text:p>
          </table:table-cell>
          <table:table-cell office:value-type="float" office:value="0.084163" calcext:value-type="float">
            <text:p>0.084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data/abgar/eth/1a.csv</text:p>
          </table:table-cell>
          <table:table-cell office:value-type="string" calcext:value-type="string">
            <text:p><text:s/>ethusd</text:p>
          </table:table-cell>
          <table:table-cell office:value-type="float" office:value="60" calcext:value-type="float">
            <text:p>60</text:p>
          </table:table-cell>
          <table:table-cell office:value-type="float" office:value="957.811" calcext:value-type="float">
            <text:p>957.811</text:p>
          </table:table-cell>
          <table:table-cell office:value-type="float" office:value="136" calcext:value-type="float">
            <text:p>136</text:p>
          </table:table-cell>
          <table:table-cell office:value-type="float" office:value="61" calcext:value-type="float">
            <text:p>61</text:p>
          </table:table-cell>
          <table:table-cell office:value-type="float" office:value="75" calcext:value-type="float">
            <text:p>75</text:p>
          </table:table-cell>
          <table:table-cell office:value-type="float" office:value="1.617596" calcext:value-type="float">
            <text:p>1.617596</text:p>
          </table:table-cell>
          <table:table-cell office:value-type="float" office:value="1.561604" calcext:value-type="float">
            <text:p>1.561604</text:p>
          </table:table-cell>
          <table:table-cell office:value-type="float" office:value="0.711013" calcext:value-type="float">
            <text:p>0.711013</text:p>
          </table:table-cell>
          <table:table-cell office:value-type="float" office:value="2.059958" calcext:value-type="float">
            <text:p>2.059958</text:p>
          </table:table-cell>
          <table:table-cell office:value-type="float" office:value="4126.803" calcext:value-type="float">
            <text:p>4126.803</text:p>
          </table:table-cell>
          <table:table-cell office:value-type="float" office:value="0.138371" calcext:value-type="float">
            <text:p>0.138371</text:p>
          </table:table-cell>
          <table:table-cell office:value-type="float" office:value="338.312" calcext:value-type="float">
            <text:p>338.312</text:p>
          </table:table-cell>
          <table:table-cell office:value-type="float" office:value="171" calcext:value-type="float">
            <text:p>171</text:p>
          </table:table-cell>
          <table:table-cell office:value-type="float" office:value="63" calcext:value-type="float">
            <text:p>63</text:p>
          </table:table-cell>
          <table:table-cell office:value-type="float" office:value="108" calcext:value-type="float">
            <text:p>108</text:p>
          </table:table-cell>
          <table:table-cell office:value-type="float" office:value="1.614433" calcext:value-type="float">
            <text:p>1.614433</text:p>
          </table:table-cell>
          <table:table-cell office:value-type="float" office:value="1.539014" calcext:value-type="float">
            <text:p>1.539014</text:p>
          </table:table-cell>
          <table:table-cell office:value-type="float" office:value="0.829381" calcext:value-type="float">
            <text:p>0.829381</text:p>
          </table:table-cell>
          <table:table-cell office:value-type="float" office:value="2.163891" calcext:value-type="float">
            <text:p>2.163891</text:p>
          </table:table-cell>
          <table:table-cell office:value-type="float" office:value="1267.335" calcext:value-type="float">
            <text:p>1267.335</text:p>
          </table:table-cell>
          <table:table-cell office:value-type="float" office:value="0.149803" calcext:value-type="float">
            <text:p>0.1498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data/abgar/eth/2a.csv</text:p>
          </table:table-cell>
          <table:table-cell office:value-type="string" calcext:value-type="string">
            <text:p><text:s/>ethusd</text:p>
          </table:table-cell>
          <table:table-cell office:value-type="float" office:value="15" calcext:value-type="float">
            <text:p>15</text:p>
          </table:table-cell>
          <table:table-cell office:value-type="float" office:value="1152.22" calcext:value-type="float">
            <text:p>1152.22</text:p>
          </table:table-cell>
          <table:table-cell office:value-type="float" office:value="146" calcext:value-type="float">
            <text:p>146</text:p>
          </table:table-cell>
          <table:table-cell office:value-type="float" office:value="67" calcext:value-type="float">
            <text:p>67</text:p>
          </table:table-cell>
          <table:table-cell office:value-type="float" office:value="79" calcext:value-type="float">
            <text:p>79</text:p>
          </table:table-cell>
          <table:table-cell office:value-type="float" office:value="1.692219" calcext:value-type="float">
            <text:p>1.692219</text:p>
          </table:table-cell>
          <table:table-cell office:value-type="float" office:value="1.626034" calcext:value-type="float">
            <text:p>1.626034</text:p>
          </table:table-cell>
          <table:table-cell office:value-type="float" office:value="0.611222" calcext:value-type="float">
            <text:p>0.611222</text:p>
          </table:table-cell>
          <table:table-cell office:value-type="float" office:value="2.167232" calcext:value-type="float">
            <text:p>2.167232</text:p>
          </table:table-cell>
          <table:table-cell office:value-type="float" office:value="3362.583" calcext:value-type="float">
            <text:p>3362.583</text:p>
          </table:table-cell>
          <table:table-cell office:value-type="float" office:value="0.155253" calcext:value-type="float">
            <text:p>0.155253</text:p>
          </table:table-cell>
          <table:table-cell office:value-type="float" office:value="234.115" calcext:value-type="float">
            <text:p>234.115</text:p>
          </table:table-cell>
          <table:table-cell office:value-type="float" office:value="288" calcext:value-type="float">
            <text:p>288</text:p>
          </table:table-cell>
          <table:table-cell office:value-type="float" office:value="101" calcext:value-type="float">
            <text:p>101</text:p>
          </table:table-cell>
          <table:table-cell office:value-type="float" office:value="187" calcext:value-type="float">
            <text:p>187</text:p>
          </table:table-cell>
          <table:table-cell office:value-type="float" office:value="1.277955" calcext:value-type="float">
            <text:p>1.277955</text:p>
          </table:table-cell>
          <table:table-cell office:value-type="float" office:value="1.240165" calcext:value-type="float">
            <text:p>1.240165</text:p>
          </table:table-cell>
          <table:table-cell office:value-type="float" office:value="0.504193" calcext:value-type="float">
            <text:p>0.504193</text:p>
          </table:table-cell>
          <table:table-cell office:value-type="float" office:value="1.984584" calcext:value-type="float">
            <text:p>1.984584</text:p>
          </table:table-cell>
          <table:table-cell office:value-type="float" office:value="1519.891" calcext:value-type="float">
            <text:p>1519.891</text:p>
          </table:table-cell>
          <table:table-cell office:value-type="float" office:value="0.068364" calcext:value-type="float">
            <text:p>0.06836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data/abgar/eth/3a.csv</text:p>
          </table:table-cell>
          <table:table-cell office:value-type="string" calcext:value-type="string">
            <text:p><text:s/>ethusd</text:p>
          </table:table-cell>
          <table:table-cell office:value-type="float" office:value="15" calcext:value-type="float">
            <text:p>15</text:p>
          </table:table-cell>
          <table:table-cell office:value-type="float" office:value="556.19" calcext:value-type="float">
            <text:p>556.19</text:p>
          </table:table-cell>
          <table:table-cell office:value-type="float" office:value="66" calcext:value-type="float">
            <text:p>66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1.483219" calcext:value-type="float">
            <text:p>1.483219</text:p>
          </table:table-cell>
          <table:table-cell office:value-type="float" office:value="1.397394" calcext:value-type="float">
            <text:p>1.397394</text:p>
          </table:table-cell>
          <table:table-cell office:value-type="float" office:value="0.637363" calcext:value-type="float">
            <text:p>0.637363</text:p>
          </table:table-cell>
          <table:table-cell office:value-type="float" office:value="2.20976" calcext:value-type="float">
            <text:p>2.20976</text:p>
          </table:table-cell>
          <table:table-cell office:value-type="float" office:value="1773.431" calcext:value-type="float">
            <text:p>1773.431</text:p>
          </table:table-cell>
          <table:table-cell office:value-type="float" office:value="0.111796" calcext:value-type="float">
            <text:p>0.111796</text:p>
          </table:table-cell>
          <table:table-cell office:value-type="float" office:value="357.134" calcext:value-type="float">
            <text:p>357.134</text:p>
          </table:table-cell>
          <table:table-cell office:value-type="float" office:value="152" calcext:value-type="float">
            <text:p>152</text:p>
          </table:table-cell>
          <table:table-cell office:value-type="float" office:value="51" calcext:value-type="float">
            <text:p>51</text:p>
          </table:table-cell>
          <table:table-cell office:value-type="float" office:value="101" calcext:value-type="float">
            <text:p>101</text:p>
          </table:table-cell>
          <table:table-cell office:value-type="float" office:value="1.710638" calcext:value-type="float">
            <text:p>1.710638</text:p>
          </table:table-cell>
          <table:table-cell office:value-type="float" office:value="1.73284" calcext:value-type="float">
            <text:p>1.73284</text:p>
          </table:table-cell>
          <table:table-cell office:value-type="float" office:value="0.787471" calcext:value-type="float">
            <text:p>0.787471</text:p>
          </table:table-cell>
          <table:table-cell office:value-type="float" office:value="2.326977" calcext:value-type="float">
            <text:p>2.326977</text:p>
          </table:table-cell>
          <table:table-cell office:value-type="float" office:value="1055.914" calcext:value-type="float">
            <text:p>1055.914</text:p>
          </table:table-cell>
          <table:table-cell office:value-type="float" office:value="0.131439" calcext:value-type="float">
            <text:p>0.1314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data/abgar/eth/4a.csv</text:p>
          </table:table-cell>
          <table:table-cell office:value-type="string" calcext:value-type="string">
            <text:p><text:s/>ethusd</text:p>
          </table:table-cell>
          <table:table-cell office:value-type="float" office:value="15" calcext:value-type="float">
            <text:p>15</text:p>
          </table:table-cell>
          <table:table-cell office:value-type="float" office:value="454.942" calcext:value-type="float">
            <text:p>454.942</text:p>
          </table:table-cell>
          <table:table-cell office:value-type="float" office:value="156" calcext:value-type="float">
            <text:p>156</text:p>
          </table:table-cell>
          <table:table-cell office:value-type="float" office:value="72" calcext:value-type="float">
            <text:p>72</text:p>
          </table:table-cell>
          <table:table-cell office:value-type="float" office:value="84" calcext:value-type="float">
            <text:p>84</text:p>
          </table:table-cell>
          <table:table-cell office:value-type="float" office:value="1.550722" calcext:value-type="float">
            <text:p>1.550722</text:p>
          </table:table-cell>
          <table:table-cell office:value-type="float" office:value="1.611785" calcext:value-type="float">
            <text:p>1.611785</text:p>
          </table:table-cell>
          <table:table-cell office:value-type="float" office:value="0.937109" calcext:value-type="float">
            <text:p>0.937109</text:p>
          </table:table-cell>
          <table:table-cell office:value-type="float" office:value="1.299469" calcext:value-type="float">
            <text:p>1.299469</text:p>
          </table:table-cell>
          <table:table-cell office:value-type="float" office:value="2454.326" calcext:value-type="float">
            <text:p>2454.326</text:p>
          </table:table-cell>
          <table:table-cell office:value-type="float" office:value="0.143424" calcext:value-type="float">
            <text:p>0.143424</text:p>
          </table:table-cell>
          <table:table-cell office:value-type="float" office:value="221.65" calcext:value-type="float">
            <text:p>221.65</text:p>
          </table:table-cell>
          <table:table-cell office:value-type="float" office:value="334" calcext:value-type="float">
            <text:p>334</text:p>
          </table:table-cell>
          <table:table-cell office:value-type="float" office:value="112" calcext:value-type="float">
            <text:p>112</text:p>
          </table:table-cell>
          <table:table-cell office:value-type="float" office:value="222" calcext:value-type="float">
            <text:p>222</text:p>
          </table:table-cell>
          <table:table-cell office:value-type="float" office:value="1.356025" calcext:value-type="float">
            <text:p>1.356025</text:p>
          </table:table-cell>
          <table:table-cell office:value-type="float" office:value="1.365472" calcext:value-type="float">
            <text:p>1.365472</text:p>
          </table:table-cell>
          <table:table-cell office:value-type="float" office:value="0.818718" calcext:value-type="float">
            <text:p>0.818718</text:p>
          </table:table-cell>
          <table:table-cell office:value-type="float" office:value="2.35291" calcext:value-type="float">
            <text:p>2.35291</text:p>
          </table:table-cell>
          <table:table-cell office:value-type="float" office:value="1310.103" calcext:value-type="float">
            <text:p>1310.103</text:p>
          </table:table-cell>
          <table:table-cell office:value-type="float" office:value="0.083702" calcext:value-type="float">
            <text:p>0.0837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data/abgar/rts/1a.csv</text:p>
          </table:table-cell>
          <table:table-cell office:value-type="string" calcext:value-type="string">
            <text:p><text:s/>rts</text:p>
          </table:table-cell>
          <table:table-cell office:value-type="float" office:value="60" calcext:value-type="float">
            <text:p>60</text:p>
          </table:table-cell>
          <table:table-cell office:value-type="float" office:value="24974" calcext:value-type="float">
            <text:p>24974</text:p>
          </table:table-cell>
          <table:table-cell office:value-type="float" office:value="58" calcext:value-type="float">
            <text:p>58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1.852471" calcext:value-type="float">
            <text:p>1.852471</text:p>
          </table:table-cell>
          <table:table-cell office:value-type="float" office:value="1.759596" calcext:value-type="float">
            <text:p>1.759596</text:p>
          </table:table-cell>
          <table:table-cell office:value-type="float" office:value="0.963577" calcext:value-type="float">
            <text:p>0.963577</text:p>
          </table:table-cell>
          <table:table-cell office:value-type="float" office:value="1.710612" calcext:value-type="float">
            <text:p>1.710612</text:p>
          </table:table-cell>
          <table:table-cell office:value-type="float" office:value="75412" calcext:value-type="float">
            <text:p>75412</text:p>
          </table:table-cell>
          <table:table-cell office:value-type="float" office:value="0.17515" calcext:value-type="float">
            <text:p>0.17515</text:p>
          </table:table-cell>
          <table:table-cell office:value-type="float" office:value="7668" calcext:value-type="float">
            <text:p>7668</text:p>
          </table:table-cell>
          <table:table-cell office:value-type="float" office:value="76" calcext:value-type="float">
            <text:p>76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float" office:value="1.174487" calcext:value-type="float">
            <text:p>1.174487</text:p>
          </table:table-cell>
          <table:table-cell office:value-type="float" office:value="1.176005" calcext:value-type="float">
            <text:p>1.176005</text:p>
          </table:table-cell>
          <table:table-cell office:value-type="float" office:value="0.252353" calcext:value-type="float">
            <text:p>0.252353</text:p>
          </table:table-cell>
          <table:table-cell office:value-type="float" office:value="0.628276" calcext:value-type="float">
            <text:p>0.628276</text:p>
          </table:table-cell>
          <table:table-cell office:value-type="float" office:value="77501" calcext:value-type="float">
            <text:p>77501</text:p>
          </table:table-cell>
          <table:table-cell office:value-type="float" office:value="0.061775" calcext:value-type="float">
            <text:p>0.06177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data/abgar/rts/2a.csv</text:p>
          </table:table-cell>
          <table:table-cell office:value-type="string" calcext:value-type="string">
            <text:p><text:s/>rts</text:p>
          </table:table-cell>
          <table:table-cell office:value-type="float" office:value="15" calcext:value-type="float">
            <text:p>15</text:p>
          </table:table-cell>
          <table:table-cell office:value-type="float" office:value="13530" calcext:value-type="float">
            <text:p>13530</text:p>
          </table:table-cell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1.424724" calcext:value-type="float">
            <text:p>1.424724</text:p>
          </table:table-cell>
          <table:table-cell office:value-type="float" office:value="1.387132" calcext:value-type="float">
            <text:p>1.387132</text:p>
          </table:table-cell>
          <table:table-cell office:value-type="float" office:value="0.400592" calcext:value-type="float">
            <text:p>0.400592</text:p>
          </table:table-cell>
          <table:table-cell office:value-type="float" office:value="0.432578" calcext:value-type="float">
            <text:p>0.432578</text:p>
          </table:table-cell>
          <table:table-cell office:value-type="float" office:value="53234" calcext:value-type="float">
            <text:p>53234</text:p>
          </table:table-cell>
          <table:table-cell office:value-type="float" office:value="0.106124" calcext:value-type="float">
            <text:p>0.106124</text:p>
          </table:table-cell>
          <table:table-cell office:value-type="float" office:value="25956" calcext:value-type="float">
            <text:p>25956</text:p>
          </table:table-cell>
          <table:table-cell office:value-type="float" office:value="62" calcext:value-type="float">
            <text:p>62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1.609782" calcext:value-type="float">
            <text:p>1.609782</text:p>
          </table:table-cell>
          <table:table-cell office:value-type="float" office:value="1.582417" calcext:value-type="float">
            <text:p>1.582417</text:p>
          </table:table-cell>
          <table:table-cell office:value-type="float" office:value="0.686703" calcext:value-type="float">
            <text:p>0.686703</text:p>
          </table:table-cell>
          <table:table-cell office:value-type="float" office:value="2.152707" calcext:value-type="float">
            <text:p>2.152707</text:p>
          </table:table-cell>
          <table:table-cell office:value-type="float" office:value="62668" calcext:value-type="float">
            <text:p>62668</text:p>
          </table:table-cell>
          <table:table-cell office:value-type="float" office:value="0.180133" calcext:value-type="float">
            <text:p>0.18013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data/abgar/rts/3a.csv</text:p>
          </table:table-cell>
          <table:table-cell office:value-type="string" calcext:value-type="string">
            <text:p><text:s/>rts</text:p>
          </table:table-cell>
          <table:table-cell office:value-type="float" office:value="15" calcext:value-type="float">
            <text:p>15</text:p>
          </table:table-cell>
          <table:table-cell office:value-type="float" office:value="-2124" calcext:value-type="float">
            <text:p>-212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0.928209" calcext:value-type="float">
            <text:p>0.928209</text:p>
          </table:table-cell>
          <table:table-cell office:value-type="float" office:value="0.906044" calcext:value-type="float">
            <text:p>0.906044</text:p>
          </table:table-cell>
          <table:table-cell office:value-type="float" office:value="-0.098466" calcext:value-type="float">
            <text:p>-0.098466</text:p>
          </table:table-cell>
          <table:table-cell office:value-type="float" office:value="-1.883365" calcext:value-type="float">
            <text:p>-1.883365</text:p>
          </table:table-cell>
          <table:table-cell office:value-type="float" office:value="32961" calcext:value-type="float">
            <text:p>32961</text:p>
          </table:table-cell>
          <table:table-cell office:value-type="float" office:value="-0.025734" calcext:value-type="float">
            <text:p>-0.025734</text:p>
          </table:table-cell>
          <table:table-cell office:value-type="float" office:value="9050" calcext:value-type="float">
            <text:p>9050</text:p>
          </table:table-cell>
          <table:table-cell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1.226261" calcext:value-type="float">
            <text:p>1.226261</text:p>
          </table:table-cell>
          <table:table-cell office:value-type="float" office:value="1.194323" calcext:value-type="float">
            <text:p>1.194323</text:p>
          </table:table-cell>
          <table:table-cell office:value-type="float" office:value="0.398012" calcext:value-type="float">
            <text:p>0.398012</text:p>
          </table:table-cell>
          <table:table-cell office:value-type="float" office:value="0.122306" calcext:value-type="float">
            <text:p>0.122306</text:p>
          </table:table-cell>
          <table:table-cell office:value-type="float" office:value="46128" calcext:value-type="float">
            <text:p>46128</text:p>
          </table:table-cell>
          <table:table-cell office:value-type="float" office:value="0.076159" calcext:value-type="float">
            <text:p>0.07615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data/abgar/rts/4a.csv</text:p>
          </table:table-cell>
          <table:table-cell office:value-type="string" calcext:value-type="string">
            <text:p><text:s/>rts</text:p>
          </table:table-cell>
          <table:table-cell office:value-type="float" office:value="15" calcext:value-type="float">
            <text:p>15</text:p>
          </table:table-cell>
          <table:table-cell office:value-type="float" office:value="5894" calcext:value-type="float">
            <text:p>5894</text:p>
          </table:table-cell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1.272795" calcext:value-type="float">
            <text:p>1.272795</text:p>
          </table:table-cell>
          <table:table-cell office:value-type="float" office:value="1.275567" calcext:value-type="float">
            <text:p>1.275567</text:p>
          </table:table-cell>
          <table:table-cell office:value-type="float" office:value="0.73758" calcext:value-type="float">
            <text:p>0.73758</text:p>
          </table:table-cell>
          <table:table-cell office:value-type="float" office:value="-0.251357" calcext:value-type="float">
            <text:p>-0.251357</text:p>
          </table:table-cell>
          <table:table-cell office:value-type="float" office:value="29512" calcext:value-type="float">
            <text:p>29512</text:p>
          </table:table-cell>
          <table:table-cell office:value-type="float" office:value="0.066821" calcext:value-type="float">
            <text:p>0.066821</text:p>
          </table:table-cell>
          <table:table-cell office:value-type="float" office:value="4086" calcext:value-type="float">
            <text:p>4086</text:p>
          </table:table-cell>
          <table:table-cell office:value-type="float" office:value="82" calcext:value-type="float">
            <text:p>82</text:p>
          </table:table-cell>
          <table:table-cell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  <table:table-cell office:value-type="float" office:value="1.144239" calcext:value-type="float">
            <text:p>1.144239</text:p>
          </table:table-cell>
          <table:table-cell office:value-type="float" office:value="1.130507" calcext:value-type="float">
            <text:p>1.130507</text:p>
          </table:table-cell>
          <table:table-cell office:value-type="float" office:value="0.312576" calcext:value-type="float">
            <text:p>0.312576</text:p>
          </table:table-cell>
          <table:table-cell office:value-type="float" office:value="0.596465" calcext:value-type="float">
            <text:p>0.596465</text:p>
          </table:table-cell>
          <table:table-cell office:value-type="float" office:value="45985" calcext:value-type="float">
            <text:p>45985</text:p>
          </table:table-cell>
          <table:table-cell office:value-type="float" office:value="0.051157" calcext:value-type="float">
            <text:p>0.05115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data/abgar/si/1a.csv</text:p>
          </table:table-cell>
          <table:table-cell office:value-type="string" calcext:value-type="string">
            <text:p><text:s/>si</text:p>
          </table:table-cell>
          <table:table-cell office:value-type="float" office:value="60" calcext:value-type="float">
            <text:p>60</text:p>
          </table:table-cell>
          <table:table-cell office:value-type="float" office:value="7805" calcext:value-type="float">
            <text:p>7805</text:p>
          </table:table-cell>
          <table:table-cell office:value-type="float" office:value="56" calcext:value-type="float">
            <text:p>56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2.200954" calcext:value-type="float">
            <text:p>2.200954</text:p>
          </table:table-cell>
          <table:table-cell office:value-type="float" office:value="2.193126" calcext:value-type="float">
            <text:p>2.193126</text:p>
          </table:table-cell>
          <table:table-cell office:value-type="float" office:value="0.957199" calcext:value-type="float">
            <text:p>0.957199</text:p>
          </table:table-cell>
          <table:table-cell office:value-type="float" office:value="0.805831" calcext:value-type="float">
            <text:p>0.805831</text:p>
          </table:table-cell>
          <table:table-cell office:value-type="float" office:value="20691" calcext:value-type="float">
            <text:p>20691</text:p>
          </table:table-cell>
          <table:table-cell office:value-type="float" office:value="0.187789" calcext:value-type="float">
            <text:p>0.187789</text:p>
          </table:table-cell>
          <table:table-cell office:value-type="float" office:value="7060" calcext:value-type="float">
            <text:p>7060</text:p>
          </table:table-cell>
          <table:table-cell office:value-type="float" office:value="66" calcext:value-type="float">
            <text:p>66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1.576986" calcext:value-type="float">
            <text:p>1.576986</text:p>
          </table:table-cell>
          <table:table-cell office:value-type="float" office:value="1.581318" calcext:value-type="float">
            <text:p>1.581318</text:p>
          </table:table-cell>
          <table:table-cell office:value-type="float" office:value="1.071645" calcext:value-type="float">
            <text:p>1.071645</text:p>
          </table:table-cell>
          <table:table-cell office:value-type="float" office:value="1.269984" calcext:value-type="float">
            <text:p>1.269984</text:p>
          </table:table-cell>
          <table:table-cell office:value-type="float" office:value="22388" calcext:value-type="float">
            <text:p>22388</text:p>
          </table:table-cell>
          <table:table-cell office:value-type="float" office:value="0.145396" calcext:value-type="float">
            <text:p>0.14539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data/abgar/si/2a.csv</text:p>
          </table:table-cell>
          <table:table-cell office:value-type="string" calcext:value-type="string">
            <text:p><text:s/>si</text:p>
          </table:table-cell>
          <table:table-cell office:value-type="float" office:value="15" calcext:value-type="float">
            <text:p>15</text:p>
          </table:table-cell>
          <table:table-cell office:value-type="float" office:value="2672" calcext:value-type="float">
            <text:p>2672</text:p>
          </table:table-cell>
          <table:table-cell office:value-type="float" office:value="38" calcext:value-type="float">
            <text:p>38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1.235959" calcext:value-type="float">
            <text:p>1.235959</text:p>
          </table:table-cell>
          <table:table-cell office:value-type="float" office:value="1.250698" calcext:value-type="float">
            <text:p>1.250698</text:p>
          </table:table-cell>
          <table:table-cell office:value-type="float" office:value="0.331349" calcext:value-type="float">
            <text:p>0.331349</text:p>
          </table:table-cell>
          <table:table-cell office:value-type="float" office:value="-0.92671" calcext:value-type="float">
            <text:p>-0.92671</text:p>
          </table:table-cell>
          <table:table-cell office:value-type="float" office:value="15580" calcext:value-type="float">
            <text:p>15580</text:p>
          </table:table-cell>
          <table:table-cell office:value-type="float" office:value="0.063268" calcext:value-type="float">
            <text:p>0.063268</text:p>
          </table:table-cell>
          <table:table-cell office:value-type="float" office:value="4315" calcext:value-type="float">
            <text:p>4315</text:p>
          </table:table-cell>
          <table:table-cell office:value-type="float" office:value="59" calcext:value-type="float">
            <text:p>59</text:p>
          </table:table-cell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float" office:value="1.279306" calcext:value-type="float">
            <text:p>1.279306</text:p>
          </table:table-cell>
          <table:table-cell office:value-type="float" office:value="1.291173" calcext:value-type="float">
            <text:p>1.291173</text:p>
          </table:table-cell>
          <table:table-cell office:value-type="float" office:value="0.416345" calcext:value-type="float">
            <text:p>0.416345</text:p>
          </table:table-cell>
          <table:table-cell office:value-type="float" office:value="0.796777" calcext:value-type="float">
            <text:p>0.796777</text:p>
          </table:table-cell>
          <table:table-cell office:value-type="float" office:value="19614" calcext:value-type="float">
            <text:p>19614</text:p>
          </table:table-cell>
          <table:table-cell office:value-type="float" office:value="0.08918" calcext:value-type="float">
            <text:p>0.0891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data/abgar/si/3a.csv</text:p>
          </table:table-cell>
          <table:table-cell office:value-type="string" calcext:value-type="string">
            <text:p><text:s/>si</text:p>
          </table:table-cell>
          <table:table-cell office:value-type="float" office:value="15" calcext:value-type="float">
            <text:p>15</text:p>
          </table:table-cell>
          <table:table-cell office:value-type="float" office:value="11784" calcext:value-type="float">
            <text:p>11784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4.199566" calcext:value-type="float">
            <text:p>4.199566</text:p>
          </table:table-cell>
          <table:table-cell office:value-type="float" office:value="4.203204" calcext:value-type="float">
            <text:p>4.203204</text:p>
          </table:table-cell>
          <table:table-cell office:value-type="float" office:value="1.950348" calcext:value-type="float">
            <text:p>1.950348</text:p>
          </table:table-cell>
          <table:table-cell office:value-type="float" office:value="0.903438" calcext:value-type="float">
            <text:p>0.903438</text:p>
          </table:table-cell>
          <table:table-cell office:value-type="float" office:value="10059" calcext:value-type="float">
            <text:p>10059</text:p>
          </table:table-cell>
          <table:table-cell office:value-type="float" office:value="0.427575" calcext:value-type="float">
            <text:p>0.427575</text:p>
          </table:table-cell>
          <table:table-cell office:value-type="float" office:value="7110" calcext:value-type="float">
            <text:p>7110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.711071" calcext:value-type="float">
            <text:p>1.711071</text:p>
          </table:table-cell>
          <table:table-cell office:value-type="float" office:value="1.729509" calcext:value-type="float">
            <text:p>1.729509</text:p>
          </table:table-cell>
          <table:table-cell office:value-type="float" office:value="0.682407" calcext:value-type="float">
            <text:p>0.682407</text:p>
          </table:table-cell>
          <table:table-cell office:value-type="float" office:value="1.037779" calcext:value-type="float">
            <text:p>1.037779</text:p>
          </table:table-cell>
          <table:table-cell office:value-type="float" office:value="17748" calcext:value-type="float">
            <text:p>17748</text:p>
          </table:table-cell>
          <table:table-cell office:value-type="float" office:value="0.19738" calcext:value-type="float">
            <text:p>0.197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data/abgar/si/4a.csv</text:p>
          </table:table-cell>
          <table:table-cell office:value-type="string" calcext:value-type="string">
            <text:p><text:s/>si</text:p>
          </table:table-cell>
          <table:table-cell office:value-type="float" office:value="15" calcext:value-type="float">
            <text:p>15</text:p>
          </table:table-cell>
          <table:table-cell office:value-type="float" office:value="4874" calcext:value-type="float">
            <text:p>4874</text:p>
          </table:table-cell>
          <table:table-cell office:value-type="float" office:value="51" calcext:value-type="float">
            <text:p>51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2.354265" calcext:value-type="float">
            <text:p>2.354265</text:p>
          </table:table-cell>
          <table:table-cell office:value-type="float" office:value="2.315039" calcext:value-type="float">
            <text:p>2.315039</text:p>
          </table:table-cell>
          <table:table-cell office:value-type="float" office:value="1.217587" calcext:value-type="float">
            <text:p>1.217587</text:p>
          </table:table-cell>
          <table:table-cell office:value-type="float" office:value="0.349662" calcext:value-type="float">
            <text:p>0.349662</text:p>
          </table:table-cell>
          <table:table-cell office:value-type="float" office:value="11805" calcext:value-type="float">
            <text:p>11805</text:p>
          </table:table-cell>
          <table:table-cell office:value-type="float" office:value="0.165671" calcext:value-type="float">
            <text:p>0.165671</text:p>
          </table:table-cell>
          <table:table-cell office:value-type="float" office:value="-215" calcext:value-type="float">
            <text:p>-215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57" calcext:value-type="float">
            <text:p>57</text:p>
          </table:table-cell>
          <table:table-cell office:value-type="float" office:value="0.978891" calcext:value-type="float">
            <text:p>0.978891</text:p>
          </table:table-cell>
          <table:table-cell office:value-type="float" office:value="0.984227" calcext:value-type="float">
            <text:p>0.984227</text:p>
          </table:table-cell>
          <table:table-cell office:value-type="float" office:value="-0.03743" calcext:value-type="float">
            <text:p>-0.03743</text:p>
          </table:table-cell>
          <table:table-cell office:value-type="float" office:value="-0.166575" calcext:value-type="float">
            <text:p>-0.166575</text:p>
          </table:table-cell>
          <table:table-cell office:value-type="float" office:value="15884" calcext:value-type="float">
            <text:p>15884</text:p>
          </table:table-cell>
          <table:table-cell office:value-type="float" office:value="-0.007986" calcext:value-type="float">
            <text:p>-0.007986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CORRELATION:</text:p>
          </table:table-cell>
          <table:table-cell table:style-name="ce1" table:number-columns-repeated="2"/>
          <table:table-cell table:style-name="ce1" table:formula="of:=CORREL([.D2:.D17];[.N2:.N17])" office:value-type="float" office:value="0.434868149762379" calcext:value-type="float">
            <text:p>0.4348681498</text:p>
          </table:table-cell>
          <table:table-cell table:style-name="ce1" table:number-columns-repeated="3"/>
          <table:table-cell table:style-name="ce1" table:formula="of:=CORREL([.H2:.H17];[.R2:.R17])" office:value-type="float" office:value="0.293327621996716" calcext:value-type="float">
            <text:p>0.293327622</text:p>
          </table:table-cell>
          <table:table-cell table:style-name="ce1" table:formula="of:=CORREL([.I2:.I17];[.S2:.S17])" office:value-type="float" office:value="0.307574861506707" calcext:value-type="float">
            <text:p>0.3075748615</text:p>
          </table:table-cell>
          <table:table-cell table:style-name="ce1" table:formula="of:=CORREL([.J2:.J17];[.T2:.T17])" office:value-type="float" office:value="0.0479635272979066" calcext:value-type="float">
            <text:p>0.0479635273</text:p>
          </table:table-cell>
          <table:table-cell table:style-name="ce1" table:formula="of:=CORREL([.K2:.K17];[.U2:.U17])" office:value-type="float" office:value="0.691380705861493" calcext:value-type="float">
            <text:p>0.6913807059</text:p>
          </table:table-cell>
          <table:table-cell table:style-name="ce1" table:formula="of:=CORREL([.L2:.L17];[.V2:.V17])" office:value-type="float" office:value="0.894086004145237" calcext:value-type="float">
            <text:p>0.8940860041</text:p>
          </table:table-cell>
          <table:table-cell table:style-name="ce1" table:formula="of:=CORREL([.M2:.M17];[.W2:.W17])" office:value-type="float" office:value="0.387825412014188" calcext:value-type="float">
            <text:p>0.387825412</text:p>
          </table:table-cell>
          <table:table-cell table:style-name="ce5"/>
          <table:table-cell table:style-name="ce1"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"/>
          <table:table-cell table:style-name="ce3"/>
          <table:table-cell table:number-columns-repeated="1013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van" table:style-name="ta1">
        <table:table-column table:style-name="co13" table:default-cell-style-name="Default"/>
        <table:table-column table:style-name="co12" table:number-columns-repeated="2" table:default-cell-style-name="Default"/>
        <table:table-column table:style-name="co12" table:default-cell-style-name="ce2"/>
        <table:table-column table:style-name="co12" table:number-columns-repeated="4" table:default-cell-style-name="Default"/>
        <table:table-column table:style-name="co9" table:default-cell-style-name="Default"/>
        <table:table-column table:style-name="co12" table:number-columns-repeated="4" table:default-cell-style-name="Default"/>
        <table:table-column table:style-name="co12" table:default-cell-style-name="ce2"/>
        <table:table-column table:style-name="co12" table:number-columns-repeated="4" table:default-cell-style-name="Default"/>
        <table:table-column table:style-name="co9" table:default-cell-style-name="Default"/>
        <table:table-column table:style-name="co12" table:number-columns-repeated="1005" table:default-cell-style-name="Default"/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<text:s/>Ticker</text:p>
          </table:table-cell>
          <table:table-cell office:value-type="string" calcext:value-type="string">
            <text:p><text:s/>Timeframe</text:p>
          </table:table-cell>
          <table:table-cell office:value-type="string" calcext:value-type="string">
            <text:p><text:s/>Profit/Loss</text:p>
          </table:table-cell>
          <table:table-cell office:value-type="string" calcext:value-type="string">
            <text:p><text:s/>Trades Num.</text:p>
          </table:table-cell>
          <table:table-cell office:value-type="string" calcext:value-type="string">
            <text:p><text:s/>Good</text:p>
          </table:table-cell>
          <table:table-cell office:value-type="string" calcext:value-type="string">
            <text:p><text:s/>Bad</text:p>
          </table:table-cell>
          <table:table-cell office:value-type="string" calcext:value-type="string">
            <text:p><text:s/>Profit Factor</text:p>
          </table:table-cell>
          <table:table-cell office:value-type="string" calcext:value-type="string">
            <text:p><text:s/>Profit Factor(%)</text:p>
          </table:table-cell>
          <table:table-cell office:value-type="string" calcext:value-type="string">
            <text:p><text:s/>Reward/Risk</text:p>
          </table:table-cell>
          <table:table-cell office:value-type="string" calcext:value-type="string">
            <text:p><text:s/>Sharpe</text:p>
          </table:table-cell>
          <table:table-cell office:value-type="string" calcext:value-type="string">
            <text:p><text:s/>Lost Profit</text:p>
          </table:table-cell>
          <table:table-cell office:value-type="string" calcext:value-type="string">
            <text:p>Tarp</text:p>
          </table:table-cell>
          <table:table-cell table:style-name="ce4" office:value-type="string" calcext:value-type="string">
            <text:p><text:s/>Profit/Loss</text:p>
          </table:table-cell>
          <table:table-cell office:value-type="string" calcext:value-type="string">
            <text:p><text:s/>Trades Num.</text:p>
          </table:table-cell>
          <table:table-cell office:value-type="string" calcext:value-type="string">
            <text:p><text:s/>Good</text:p>
          </table:table-cell>
          <table:table-cell office:value-type="string" calcext:value-type="string">
            <text:p><text:s/>Bad</text:p>
          </table:table-cell>
          <table:table-cell office:value-type="string" calcext:value-type="string">
            <text:p><text:s/>Profit Factor</text:p>
          </table:table-cell>
          <table:table-cell office:value-type="string" calcext:value-type="string">
            <text:p><text:s/>Profit Factor(%)</text:p>
          </table:table-cell>
          <table:table-cell office:value-type="string" calcext:value-type="string">
            <text:p><text:s/>Reward/Risk</text:p>
          </table:table-cell>
          <table:table-cell office:value-type="string" calcext:value-type="string">
            <text:p><text:s/>Sharpe</text:p>
          </table:table-cell>
          <table:table-cell office:value-type="string" calcext:value-type="string">
            <text:p><text:s/>Lost Profit</text:p>
          </table:table-cell>
          <table:table-cell office:value-type="string" calcext:value-type="string">
            <text:p>Tarp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data/ivan/tr_decis_n_0_e_288.csv</text:p>
          </table:table-cell>
          <table:table-cell office:value-type="string" calcext:value-type="string">
            <text:p><text:s/>btcusd</text:p>
          </table:table-cell>
          <table:table-cell office:value-type="float" office:value="15" calcext:value-type="float">
            <text:p>15</text:p>
          </table:table-cell>
          <table:table-cell office:value-type="float" office:value="2807.58" calcext:value-type="float">
            <text:p>2807.58</text:p>
          </table:table-cell>
          <table:table-cell office:value-type="float" office:value="496" calcext:value-type="float">
            <text:p>496</text:p>
          </table:table-cell>
          <table:table-cell office:value-type="float" office:value="362" calcext:value-type="float">
            <text:p>362</text:p>
          </table:table-cell>
          <table:table-cell office:value-type="float" office:value="134" calcext:value-type="float">
            <text:p>134</text:p>
          </table:table-cell>
          <table:table-cell office:value-type="float" office:value="1.173199" calcext:value-type="float">
            <text:p>1.173199</text:p>
          </table:table-cell>
          <table:table-cell office:value-type="float" office:value="1.167966" calcext:value-type="float">
            <text:p>1.167966</text:p>
          </table:table-cell>
          <table:table-cell office:value-type="float" office:value="0.128593" calcext:value-type="float">
            <text:p>0.128593</text:p>
          </table:table-cell>
          <table:table-cell office:value-type="float" office:value="1.650093" calcext:value-type="float">
            <text:p>1.650093</text:p>
          </table:table-cell>
          <table:table-cell office:value-type="float" office:value="12081.21" calcext:value-type="float">
            <text:p>12081.21</text:p>
          </table:table-cell>
          <table:table-cell office:value-type="float" office:value="0.053444" calcext:value-type="float">
            <text:p>0.053444</text:p>
          </table:table-cell>
          <table:table-cell office:value-type="float" office:value="-636.4" calcext:value-type="float">
            <text:p>-636.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259656" calcext:value-type="float">
            <text:p>0.259656</text:p>
          </table:table-cell>
          <table:table-cell office:value-type="float" office:value="0.258063" calcext:value-type="float">
            <text:p>0.258063</text:p>
          </table:table-cell>
          <table:table-cell office:value-type="float" office:value="-2.442994" calcext:value-type="float">
            <text:p>-2.442994</text:p>
          </table:table-cell>
          <table:table-cell office:value-type="float" office:value="1.986509" calcext:value-type="float">
            <text:p>1.986509</text:p>
          </table:table-cell>
          <table:table-cell office:value-type="float" office:value="74.6" calcext:value-type="float">
            <text:p>74.6</text:p>
          </table:table-cell>
          <table:table-cell office:value-type="float" office:value="-0.346401" calcext:value-type="float">
            <text:p>-0.3464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data/ivan/tr_decis_n_0_e_330.csv</text:p>
          </table:table-cell>
          <table:table-cell office:value-type="string" calcext:value-type="string">
            <text:p><text:s/>btcusd</text:p>
          </table:table-cell>
          <table:table-cell office:value-type="float" office:value="15" calcext:value-type="float">
            <text:p>15</text:p>
          </table:table-cell>
          <table:table-cell office:value-type="float" office:value="2797.89" calcext:value-type="float">
            <text:p>2797.89</text:p>
          </table:table-cell>
          <table:table-cell office:value-type="float" office:value="538" calcext:value-type="float">
            <text:p>538</text:p>
          </table:table-cell>
          <table:table-cell office:value-type="float" office:value="389" calcext:value-type="float">
            <text:p>389</text:p>
          </table:table-cell>
          <table:table-cell office:value-type="float" office:value="149" calcext:value-type="float">
            <text:p>149</text:p>
          </table:table-cell>
          <table:table-cell office:value-type="float" office:value="1.158538" calcext:value-type="float">
            <text:p>1.158538</text:p>
          </table:table-cell>
          <table:table-cell office:value-type="float" office:value="1.149903" calcext:value-type="float">
            <text:p>1.149903</text:p>
          </table:table-cell>
          <table:table-cell office:value-type="float" office:value="0.126895" calcext:value-type="float">
            <text:p>0.126895</text:p>
          </table:table-cell>
          <table:table-cell office:value-type="float" office:value="1.099949" calcext:value-type="float">
            <text:p>1.099949</text:p>
          </table:table-cell>
          <table:table-cell office:value-type="float" office:value="12795.97" calcext:value-type="float">
            <text:p>12795.97</text:p>
          </table:table-cell>
          <table:table-cell office:value-type="float" office:value="0.049605" calcext:value-type="float">
            <text:p>0.049605</text:p>
          </table:table-cell>
          <table:table-cell office:value-type="float" office:value="-1491.3" calcext:value-type="float">
            <text:p>-1491.3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0.281041" calcext:value-type="float">
            <text:p>0.281041</text:p>
          </table:table-cell>
          <table:table-cell office:value-type="float" office:value="0.280923" calcext:value-type="float">
            <text:p>0.280923</text:p>
          </table:table-cell>
          <table:table-cell office:value-type="float" office:value="-1.277038" calcext:value-type="float">
            <text:p>-1.277038</text:p>
          </table:table-cell>
          <table:table-cell office:value-type="float" office:value="-0.934053" calcext:value-type="float">
            <text:p>-0.934053</text:p>
          </table:table-cell>
          <table:table-cell office:value-type="float" office:value="394" calcext:value-type="float">
            <text:p>394</text:p>
          </table:table-cell>
          <table:table-cell office:value-type="float" office:value="-0.308509" calcext:value-type="float">
            <text:p>-0.30850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data/ivan/tr_decis_n_0_e_369.csv</text:p>
          </table:table-cell>
          <table:table-cell office:value-type="string" calcext:value-type="string">
            <text:p><text:s/>btcusd</text:p>
          </table:table-cell>
          <table:table-cell office:value-type="float" office:value="15" calcext:value-type="float">
            <text:p>15</text:p>
          </table:table-cell>
          <table:table-cell office:value-type="float" office:value="1258.41" calcext:value-type="float">
            <text:p>1258.41</text:p>
          </table:table-cell>
          <table:table-cell office:value-type="float" office:value="564" calcext:value-type="float">
            <text:p>564</text:p>
          </table:table-cell>
          <table:table-cell office:value-type="float" office:value="403" calcext:value-type="float">
            <text:p>403</text:p>
          </table:table-cell>
          <table:table-cell office:value-type="float" office:value="161" calcext:value-type="float">
            <text:p>161</text:p>
          </table:table-cell>
          <table:table-cell office:value-type="float" office:value="1.065386" calcext:value-type="float">
            <text:p>1.065386</text:p>
          </table:table-cell>
          <table:table-cell office:value-type="float" office:value="1.056367" calcext:value-type="float">
            <text:p>1.056367</text:p>
          </table:table-cell>
          <table:table-cell office:value-type="float" office:value="0.056388" calcext:value-type="float">
            <text:p>0.056388</text:p>
          </table:table-cell>
          <table:table-cell office:value-type="float" office:value="0.226779" calcext:value-type="float">
            <text:p>0.226779</text:p>
          </table:table-cell>
          <table:table-cell office:value-type="float" office:value="13062.46" calcext:value-type="float">
            <text:p>13062.46</text:p>
          </table:table-cell>
          <table:table-cell office:value-type="float" office:value="0.021527" calcext:value-type="float">
            <text:p>0.021527</text:p>
          </table:table-cell>
          <table:table-cell office:value-type="float" office:value="-695.1" calcext:value-type="float">
            <text:p>-695.1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0.485283" calcext:value-type="float">
            <text:p>0.485283</text:p>
          </table:table-cell>
          <table:table-cell office:value-type="float" office:value="0.505073" calcext:value-type="float">
            <text:p>0.505073</text:p>
          </table:table-cell>
          <table:table-cell office:value-type="float" office:value="-0.879439" calcext:value-type="float">
            <text:p>-0.879439</text:p>
          </table:table-cell>
          <table:table-cell office:value-type="float" office:value="-0.65772" calcext:value-type="float">
            <text:p>-0.65772</text:p>
          </table:table-cell>
          <table:table-cell office:value-type="float" office:value="949.67" calcext:value-type="float">
            <text:p>949.67</text:p>
          </table:table-cell>
          <table:table-cell office:value-type="float" office:value="-0.16849" calcext:value-type="float">
            <text:p>-0.1684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data/ivan/tr_decis_n_1_e_362.csv</text:p>
          </table:table-cell>
          <table:table-cell office:value-type="string" calcext:value-type="string">
            <text:p><text:s/>btcusd</text:p>
          </table:table-cell>
          <table:table-cell office:value-type="float" office:value="15" calcext:value-type="float">
            <text:p>15</text:p>
          </table:table-cell>
          <table:table-cell office:value-type="float" office:value="4517.66" calcext:value-type="float">
            <text:p>4517.66</text:p>
          </table:table-cell>
          <table:table-cell office:value-type="float" office:value="539" calcext:value-type="float">
            <text:p>539</text:p>
          </table:table-cell>
          <table:table-cell office:value-type="float" office:value="400" calcext:value-type="float">
            <text:p>400</text:p>
          </table:table-cell>
          <table:table-cell office:value-type="float" office:value="139" calcext:value-type="float">
            <text:p>139</text:p>
          </table:table-cell>
          <table:table-cell office:value-type="float" office:value="1.2597" calcext:value-type="float">
            <text:p>1.2597</text:p>
          </table:table-cell>
          <table:table-cell office:value-type="float" office:value="1.258988" calcext:value-type="float">
            <text:p>1.258988</text:p>
          </table:table-cell>
          <table:table-cell office:value-type="float" office:value="0.202585" calcext:value-type="float">
            <text:p>0.202585</text:p>
          </table:table-cell>
          <table:table-cell office:value-type="float" office:value="1.687103" calcext:value-type="float">
            <text:p>1.687103</text:p>
          </table:table-cell>
          <table:table-cell office:value-type="float" office:value="12998.22" calcext:value-type="float">
            <text:p>12998.22</text:p>
          </table:table-cell>
          <table:table-cell office:value-type="float" office:value="0.079376" calcext:value-type="float">
            <text:p>0.07937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ata/ivan/tr_decis_n_1_e_491.csv</text:p>
          </table:table-cell>
          <table:table-cell office:value-type="string" calcext:value-type="string">
            <text:p><text:s/>btcusd</text:p>
          </table:table-cell>
          <table:table-cell office:value-type="float" office:value="15" calcext:value-type="float">
            <text:p>15</text:p>
          </table:table-cell>
          <table:table-cell office:value-type="float" office:value="5639.08" calcext:value-type="float">
            <text:p>5639.08</text:p>
          </table:table-cell>
          <table:table-cell office:value-type="float" office:value="553" calcext:value-type="float">
            <text:p>553</text:p>
          </table:table-cell>
          <table:table-cell office:value-type="float" office:value="418" calcext:value-type="float">
            <text:p>418</text:p>
          </table:table-cell>
          <table:table-cell office:value-type="float" office:value="135" calcext:value-type="float">
            <text:p>135</text:p>
          </table:table-cell>
          <table:table-cell office:value-type="float" office:value="1.33331" calcext:value-type="float">
            <text:p>1.33331</text:p>
          </table:table-cell>
          <table:table-cell office:value-type="float" office:value="1.339102" calcext:value-type="float">
            <text:p>1.339102</text:p>
          </table:table-cell>
          <table:table-cell office:value-type="float" office:value="0.251888" calcext:value-type="float">
            <text:p>0.251888</text:p>
          </table:table-cell>
          <table:table-cell office:value-type="float" office:value="2.068746" calcext:value-type="float">
            <text:p>2.068746</text:p>
          </table:table-cell>
          <table:table-cell office:value-type="float" office:value="12745.26" calcext:value-type="float">
            <text:p>12745.26</text:p>
          </table:table-cell>
          <table:table-cell office:value-type="float" office:value="0.097566" calcext:value-type="float">
            <text:p>0.097566</text:p>
          </table:table-cell>
          <table:table-cell office:value-type="float" office:value="-219.5" calcext:value-type="float">
            <text:p>-219.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.410738" calcext:value-type="float">
            <text:p>0.410738</text:p>
          </table:table-cell>
          <table:table-cell office:value-type="float" office:value="0.412225" calcext:value-type="float">
            <text:p>0.412225</text:p>
          </table:table-cell>
          <table:table-cell office:value-type="float" office:value="-0.559663" calcext:value-type="float">
            <text:p>-0.559663</text:p>
          </table:table-cell>
          <table:table-cell office:value-type="float" office:value="-0.095165" calcext:value-type="float">
            <text:p>-0.095165</text:p>
          </table:table-cell>
          <table:table-cell office:value-type="float" office:value="174.94" calcext:value-type="float">
            <text:p>174.94</text:p>
          </table:table-cell>
          <table:table-cell office:value-type="float" office:value="-0.227366" calcext:value-type="float">
            <text:p>-0.2273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data/ivan/tr_decis_n_1_e_497.csv</text:p>
          </table:table-cell>
          <table:table-cell office:value-type="string" calcext:value-type="string">
            <text:p><text:s/>btcusd</text:p>
          </table:table-cell>
          <table:table-cell office:value-type="float" office:value="15" calcext:value-type="float">
            <text:p>15</text:p>
          </table:table-cell>
          <table:table-cell office:value-type="float" office:value="4112.32" calcext:value-type="float">
            <text:p>4112.32</text:p>
          </table:table-cell>
          <table:table-cell office:value-type="float" office:value="518" calcext:value-type="float">
            <text:p>518</text:p>
          </table:table-cell>
          <table:table-cell office:value-type="float" office:value="388" calcext:value-type="float">
            <text:p>388</text:p>
          </table:table-cell>
          <table:table-cell office:value-type="float" office:value="130" calcext:value-type="float">
            <text:p>130</text:p>
          </table:table-cell>
          <table:table-cell office:value-type="float" office:value="1.249835" calcext:value-type="float">
            <text:p>1.249835</text:p>
          </table:table-cell>
          <table:table-cell office:value-type="float" office:value="1.242511" calcext:value-type="float">
            <text:p>1.242511</text:p>
          </table:table-cell>
          <table:table-cell office:value-type="float" office:value="0.185234" calcext:value-type="float">
            <text:p>0.185234</text:p>
          </table:table-cell>
          <table:table-cell office:value-type="float" office:value="1.561689" calcext:value-type="float">
            <text:p>1.561689</text:p>
          </table:table-cell>
          <table:table-cell office:value-type="float" office:value="12594.93" calcext:value-type="float">
            <text:p>12594.93</text:p>
          </table:table-cell>
          <table:table-cell office:value-type="float" office:value="0.075002" calcext:value-type="float">
            <text:p>0.075002</text:p>
          </table:table-cell>
          <table:table-cell office:value-type="float" office:value="-350.1" calcext:value-type="float">
            <text:p>-350.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155775" calcext:value-type="float">
            <text:p>0.155775</text:p>
          </table:table-cell>
          <table:table-cell office:value-type="float" office:value="0.154543" calcext:value-type="float">
            <text:p>0.154543</text:p>
          </table:table-cell>
          <table:table-cell office:value-type="float" office:value="-1.763728" calcext:value-type="float">
            <text:p>-1.763728</text:p>
          </table:table-cell>
          <table:table-cell office:value-type="float" office:value="1.677169" calcext:value-type="float">
            <text:p>1.677169</text:p>
          </table:table-cell>
          <table:table-cell office:value-type="float" office:value="136.74" calcext:value-type="float">
            <text:p>136.74</text:p>
          </table:table-cell>
          <table:table-cell office:value-type="float" office:value="-0.47892" calcext:value-type="float">
            <text:p>-0.478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data/ivan/tr_decis_n_2_e_266.csv</text:p>
          </table:table-cell>
          <table:table-cell office:value-type="string" calcext:value-type="string">
            <text:p><text:s/>btcusd</text:p>
          </table:table-cell>
          <table:table-cell office:value-type="float" office:value="15" calcext:value-type="float">
            <text:p>15</text:p>
          </table:table-cell>
          <table:table-cell office:value-type="float" office:value="3883.56" calcext:value-type="float">
            <text:p>3883.56</text:p>
          </table:table-cell>
          <table:table-cell office:value-type="float" office:value="334" calcext:value-type="float">
            <text:p>334</text:p>
          </table:table-cell>
          <table:table-cell office:value-type="float" office:value="237" calcext:value-type="float">
            <text:p>237</text:p>
          </table:table-cell>
          <table:table-cell office:value-type="float" office:value="97" calcext:value-type="float">
            <text:p>97</text:p>
          </table:table-cell>
          <table:table-cell office:value-type="float" office:value="1.377476" calcext:value-type="float">
            <text:p>1.377476</text:p>
          </table:table-cell>
          <table:table-cell office:value-type="float" office:value="1.410765" calcext:value-type="float">
            <text:p>1.410765</text:p>
          </table:table-cell>
          <table:table-cell office:value-type="float" office:value="0.269599" calcext:value-type="float">
            <text:p>0.269599</text:p>
          </table:table-cell>
          <table:table-cell office:value-type="float" office:value="1.158838" calcext:value-type="float">
            <text:p>1.158838</text:p>
          </table:table-cell>
          <table:table-cell office:value-type="float" office:value="8111.67" calcext:value-type="float">
            <text:p>8111.67</text:p>
          </table:table-cell>
          <table:table-cell office:value-type="float" office:value="0.084476" calcext:value-type="float">
            <text:p>0.084476</text:p>
          </table:table-cell>
          <table:table-cell office:value-type="float" office:value="-572.5" calcext:value-type="float">
            <text:p>-572.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.439769" calcext:value-type="float">
            <text:p>0.439769</text:p>
          </table:table-cell>
          <table:table-cell office:value-type="float" office:value="0.502128" calcext:value-type="float">
            <text:p>0.502128</text:p>
          </table:table-cell>
          <table:table-cell office:value-type="float" office:value="-0.709752" calcext:value-type="float">
            <text:p>-0.709752</text:p>
          </table:table-cell>
          <table:table-cell office:value-type="float" office:value="-0.436932" calcext:value-type="float">
            <text:p>-0.436932</text:p>
          </table:table-cell>
          <table:table-cell office:value-type="float" office:value="217.1" calcext:value-type="float">
            <text:p>217.1</text:p>
          </table:table-cell>
          <table:table-cell office:value-type="float" office:value="-0.196895" calcext:value-type="float">
            <text:p>-0.196895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CORRELATION:</text:p>
          </table:table-cell>
          <table:table-cell table:style-name="ce3" table:number-columns-repeated="2"/>
          <table:table-cell table:style-name="ce3" table:formula="of:=CORREL([.D2:.D8];[.N2:.N8])" office:value-type="float" office:value="0.547364509936758" calcext:value-type="float">
            <text:p>0.5473645099</text:p>
          </table:table-cell>
          <table:table-cell table:style-name="ce3" table:formula="of:=CORREL([.E2:.E8];[.O2:.O8])" office:value-type="float" office:value="0.391992907745162" calcext:value-type="float">
            <text:p>0.3919929077</text:p>
          </table:table-cell>
          <table:table-cell table:style-name="ce3" table:formula="of:=CORREL([.F2:.F8];[.P2:.P8])" office:value-type="float" office:value="0.166180710265014" calcext:value-type="float">
            <text:p>0.1661807103</text:p>
          </table:table-cell>
          <table:table-cell table:style-name="ce3" table:formula="of:=CORREL([.G2:.G8];[.Q2:.Q8])" office:value-type="float" office:value="0.75236911897689" calcext:value-type="float">
            <text:p>0.752369119</text:p>
          </table:table-cell>
          <table:table-cell table:style-name="ce3" table:formula="of:=CORREL([.H2:.H8];[.R2:.R8])" office:value-type="float" office:value="0.0433542239573136" calcext:value-type="float">
            <text:p>0.043354224</text:p>
          </table:table-cell>
          <table:table-cell table:style-name="ce3" table:formula="of:=CORREL([.I2:.I8];[.S2:.S8])" office:value-type="float" office:value="0.173277869200314" calcext:value-type="float">
            <text:p>0.1732778692</text:p>
          </table:table-cell>
          <table:table-cell table:style-name="ce3" table:formula="of:=CORREL([.J2:.J8];[.T2:.T8])" office:value-type="float" office:value="0.377512774828959" calcext:value-type="float">
            <text:p>0.3775127748</text:p>
          </table:table-cell>
          <table:table-cell table:style-name="ce3" table:formula="of:=CORREL([.K2:.K8];[.U2:.U8])" office:value-type="float" office:value="0.511097557132572" calcext:value-type="float">
            <text:p>0.5110975571</text:p>
          </table:table-cell>
          <table:table-cell table:style-name="ce3" table:formula="of:=CORREL([.L2:.L8];[.V2:.V8])" office:value-type="float" office:value="0.292242907636938" calcext:value-type="float">
            <text:p>0.2922429076</text:p>
          </table:table-cell>
          <table:table-cell table:style-name="ce3" table:formula="of:=CORREL([.M2:.M8];[.W2:.W8])" office:value-type="float" office:value="-0.148855581759849" calcext:value-type="float">
            <text:p>-0.1488555818</text:p>
          </table:table-cell>
          <table:table-cell table:style-name="ce3" table:number-columns-repeated="1011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13">00/00/0000</text:date>, <text:time style:data-style-name="N2" text:time-value="15:47:31.57051256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2-13T16:13:32.817163235</dc:date>
    <meta:generator>LibreOffice/4.2.8.2$Linux_X86_64 LibreOffice_project/420m0$Build-2</meta:generator>
    <meta:editing-duration>PT29M16S</meta:editing-duration>
    <meta:editing-cycles>5</meta:editing-cycles>
    <meta:document-statistic meta:table-count="2" meta:cell-count="584" meta:object-count="0"/>
  </office:meta>
</office:document-meta>
</file>